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Arial Black" svg:font-family="'Arial Black'"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4pt" fo:language="ca" fo:country="ES" style:font-size-asian="14pt" style:font-size-complex="14pt"/>
    </style:style>
    <style:style style:name="P2" style:family="paragraph" style:parent-style-name="Standard">
      <style:text-properties style:font-name="Arial" fo:font-size="14pt" fo:language="ca" fo:country="ES" style:text-underline-style="solid" style:text-underline-width="auto" style:text-underline-color="font-color" style:font-size-asian="14pt" style:font-size-complex="14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a de persistència</text:p>
      <text:p text:style-name="P1"/>
      <text:p text:style-name="P1">Com ja hem dit el millor és fer servir la classe Serialize, que ens estalviarà molts problemes. La idea seria en el moment de guardar una partida serialitzar-la, cosa que guardaria tots els jugadors, cartes, regles, etc. Excepte el raquing, que no va associat a jugador i així evitem problemes que al restaurar una partida es restauri el ranquing.</text:p>
      <text:p text:style-name="P1"/>
      <text:p text:style-name="P1">Com deia el Jose molt bé cal proveïr de funcions per fer els Jugadors permanents així com les partides i finalment el rànquing. La configuració també hauria de guardar-se.</text:p>
      <text:p text:style-name="P1"/>
      <text:p text:style-name="P1">Copio una mica de Mario:</text:p>
      <text:p text:style-name="P1"/>
      <text:p text:style-name="P1">restaurarPartida (string nom) Partida p</text:p>
      <text:p text:style-name="P1">eliminarPartida (string nom)</text:p>
      <text:p text:style-name="P1">guardarPartida (string nom, Partida p)</text:p>
      <text:p text:style-name="P1">llistarPartides () vector { string nom }</text:p>
      <text:p text:style-name="P1"/>
      <text:p text:style-name="P1">Com es veu una partida s'identificaria pel nom. Així podem comprovar si existeixen, borrar-les, guardar-les i recrear-les. En principi al guardar/restaurar una partida automàticament es guarda/restaura Jugadors, amb les seves regles si s'escau a més de les cartes. Això elimina un problema, que és fer trampes, no se'n poden fer ja que es restauren les regles d'aquell moment i no els canvis posteriors que s'hagin pogut fer.</text:p>
      <text:p text:style-name="P1"/>
      <text:p text:style-name="P1">Amb els jugadors també caldria fer alguna cosa similar. Hem quedat que unifiquem Jugador i Participant. Cal tenir en compte que en aquest cas un jugador que no participa en cap partida no tindrà cap associació de cartes ni res més, ja que si no al guardar-lo estaríem guardant molta merda!</text:p>
      <text:p text:style-name="P1"/>
      <text:p text:style-name="P1">restaurarJugador (string nom) Jugador p</text:p>
      <text:p text:style-name="P1">eliminarJugador (string nom)</text:p>
      <text:p text:style-name="P1">guardarJugador (string nom, Jugador p)</text:p>
      <text:p text:style-name="P1">llistarJugadors () vector { string nom }</text:p>
      <text:p text:style-name="P1"/>
      <text:p text:style-name="P1">Jugador s'identifica pel nom, lògicament. Aprofitem l'abstracció per a guardar un jugador humà o bé CPU, amb totes les seves regles. Veig prou necessari que un jugador tingui una funció que digui si és màquina o no, ja que si no al restaurar-los no podem oferir a l'usuari l'edició de regles, ja que no en sabem el tipus.</text:p>
      <text:p text:style-name="P1"/>
      <text:p text:style-name="P1">guardarEstadísitques(Estadísiques e)</text:p>
      <text:p text:style-name="P1">restaurarEstadísitques() <text:s/>Estadísiques e</text:p>
      <text:p text:style-name="P1"/>
      <text:p text:style-name="P1"><text:soft-page-break/>Tan simple com això, no?</text:p>
      <text:p text:style-name="P1"/>
      <text:p text:style-name="P1">Vale en principi ja ho veig tot clar jo. Valtros??</text:p>
      <text:p text:style-name="P1"/>
      <text:p text:style-name="P2">Capa de domini</text:p>
      <text:p text:style-name="P1"/>
      <text:p text:style-name="P1">Crec que hem de compartir les classes jugador i partida, però no veig molt clar les funcions que han de tenir.</text:p>
      <text:p text:style-name="P1"/>
      <text:p text:style-name="P1">Com el Diyan diu podríem posar funcions de afegir/obtenirJugadors però jo afegiria obtenirJugadorTorn que doni el Jugador que té el torn. El torn avançarà quan es faci una acció, que depèn del joc, obiament. Lo de carrega o finalitzar no m'agrada! Posaria en tot cas dues funcions: HaAcabatLaPartida? I una altra que sigui ActualitzarEstadistiques, que seria semblant a acabar la partida.</text:p>
      <text:p text:style-name="P1"/>
      <text:p text:style-name="P1">Les funcions de Jugador jo les deixaria al aire, implementem un Jugador buit per a poder fer servir la capa de persistència i prou de moment, si teniu alguna acció més benvinguda sigu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Arial Black" svg:font-family="'Arial Black'"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3-28T03:20:37</meta:creation-date>
    <dc:date>2010-03-28T04:02:06</dc:date>
    <dc:creator>David Fandos</dc:creator>
    <meta:editing-duration>PT00H12M07S</meta:editing-duration>
    <meta:editing-cycles>2</meta:editing-cycles>
    <meta:generator>OpenOffice.org/3.1$Linux OpenOffice.org_project/310m19$Build-9420</meta:generator>
    <meta:document-statistic meta:table-count="0" meta:image-count="0" meta:object-count="0" meta:page-count="2" meta:paragraph-count="23" meta:word-count="450" meta:character-count="2734"/>
  </office:meta>
</office:document-meta>
</file>